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81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2.33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5b9bd5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5b9bd5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5b9bd5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c55a11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c55a1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7030a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ackground-color="#385724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385724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fo:background-color="#998a1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fo:background-color="#998a1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deebf7"/>
    </style:style>
    <style:style style:name="ce17" style:family="table-cell" style:parent-style-name="Excel_20_Built-in_20_Normal">
      <style:table-cell-properties fo:border-bottom="0.035cm solid #000000" fo:background-color="#deebf7" style:diagonal-bl-tr="none" style:diagonal-tl-br="none" fo:border-left="none" fo:border-right="none" style:rotation-align="none" fo:border-top="none"/>
      <style:text-properties style:font-name="Calibri" fo:font-weight="normal" style:font-weight-asian="normal" style:font-name-complex="Calibri" style:font-weight-complex="normal"/>
    </style:style>
    <style:style style:name="ce18" style:family="table-cell" style:parent-style-name="Excel_20_Built-in_20_Normal">
      <style:table-cell-properties fo:background-color="#fbe5d6"/>
    </style:style>
    <style:style style:name="ce19" style:family="table-cell" style:parent-style-name="Excel_20_Built-in_20_Normal">
      <style:table-cell-properties fo:border-bottom="0.035cm solid #000000" fo:background-color="#fbe5d6" style:diagonal-bl-tr="none" style:diagonal-tl-br="none" fo:border-left="none" fo:border-right="none" style:rotation-align="none" fo:border-top="none"/>
      <style:text-properties style:font-name="Calibri" style:font-name-complex="Calibri"/>
    </style:style>
    <style:style style:name="ce20" style:family="table-cell" style:parent-style-name="Excel_20_Built-in_20_Normal">
      <style:table-cell-properties fo:background-color="#f2d4f8"/>
    </style:style>
    <style:style style:name="ce21" style:family="table-cell" style:parent-style-name="Excel_20_Built-in_20_Normal">
      <style:table-cell-properties fo:border-bottom="0.035cm solid #000000" fo:background-color="#f2d4f8" style:diagonal-bl-tr="none" style:diagonal-tl-br="none" fo:border-left="none" fo:border-right="none" style:rotation-align="none" fo:border-top="none"/>
      <style:text-properties style:font-name="Calibri" style:font-name-complex="Calibri"/>
    </style:style>
    <style:style style:name="ce22" style:family="table-cell" style:parent-style-name="Excel_20_Built-in_20_Normal">
      <style:table-cell-properties fo:border-bottom="0.035cm solid #000000" fo:background-color="#deebf7" style:diagonal-bl-tr="none" style:diagonal-tl-br="none" fo:border-left="none" fo:border-right="none" style:rotation-align="none" fo:border-top="none"/>
      <style:text-properties style:font-name="Calibri" style:font-name-complex="Calibri"/>
    </style:style>
    <style:style style:name="ce23" style:family="table-cell" style:parent-style-name="Excel_20_Built-in_20_Normal">
      <style:table-cell-properties fo:background-color="#c5e0b4"/>
    </style:style>
    <style:style style:name="ce24" style:family="table-cell" style:parent-style-name="Excel_20_Built-in_20_Normal">
      <style:table-cell-properties fo:border-bottom="0.035cm solid #000000" fo:background-color="#c5e0b4" style:diagonal-bl-tr="none" style:diagonal-tl-br="none" fo:border-left="none" fo:border-right="none" style:rotation-align="none" fo:border-top="none"/>
      <style:text-properties style:font-name="Calibri" style:font-name-complex="Calibri"/>
    </style:style>
    <style:style style:name="ce25" style:family="table-cell" style:parent-style-name="Excel_20_Built-in_20_Normal">
      <style:table-cell-properties fo:background-color="#fff2cc" style:diagonal-bl-tr="none" style:diagonal-tl-br="none" style:rotation-align="none"/>
    </style:style>
    <style:style style:name="ce26" style:family="table-cell" style:parent-style-name="Excel_20_Built-in_20_Normal">
      <style:table-cell-properties fo:border-bottom="0.035cm solid #000000" fo:background-color="#fff2cc" style:diagonal-bl-tr="none" style:diagonal-tl-br="none" fo:border-left="none" fo:border-right="none" style:rotation-align="none" fo:border-top="none"/>
      <style:text-properties style:font-name="Calibri" style:font-name-complex="Calibri"/>
    </style:style>
    <style:style style:name="ce27" style:family="table-cell" style:parent-style-name="Excel_20_Built-in_20_Normal">
      <style:table-cell-properties fo:border-bottom="0.035cm solid #000000" fo:background-color="#2f5597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 style:data-style-name="N110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 style:data-style-name="N110">
      <style:table-cell-properties fo:border-bottom="0.035cm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 style:data-style-name="N110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000000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0.035cm solid #000000" fo:background-color="#2f5597" style:diagonal-bl-tr="none" style:diagonal-tl-br="none" fo:border-left="0.035cm solid #000000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ormal" style:data-style-name="N110">
      <style:table-cell-properties fo:border-bottom="none" fo:background-color="#deebf7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110">
      <style:table-cell-properties fo:border-bottom="none" fo:background-color="#fbe5d6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 style:data-style-name="N110">
      <style:table-cell-properties fo:border-bottom="none" fo:background-color="#fbe5d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 style:data-style-name="N110">
      <style:table-cell-properties fo:border-bottom="0.035cm solid #000000" fo:background-color="#fbe5d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 style:data-style-name="N110">
      <style:table-cell-properties fo:border-bottom="none" fo:background-color="#f2d4f8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 style:data-style-name="N110">
      <style:table-cell-properties fo:border-bottom="0.035cm solid #000000" fo:background-color="#f2d4f8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 style:data-style-name="N110">
      <style:table-cell-properties fo:border-bottom="none" fo:background-color="#deebf7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 style:data-style-name="N110">
      <style:table-cell-properties fo:border-bottom="0.035cm solid #000000" fo:background-color="#deebf7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110">
      <style:table-cell-properties fo:border-bottom="none" fo:background-color="#c5e0b4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 style:data-style-name="N110">
      <style:table-cell-properties fo:border-bottom="0.035cm solid #000000" fo:background-color="#c5e0b4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110">
      <style:table-cell-properties fo:border-bottom="none" fo:background-color="#fff2cc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 style:data-style-name="N110">
      <style:table-cell-properties fo:border-bottom="0.035cm solid #000000" fo:background-color="#fff2cc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1" table:default-cell-style-name="Excel_20_Built-in_20_Normal"/>
        <table:table-column table:style-name="co2" table:number-columns-repeated="1010" table:default-cell-style-name="Excel_20_Built-in_20_Normal"/>
        <table:table-column table:style-name="co2" table:default-cell-style-name="Default"/>
        <table:table-row table:style-name="ro1">
          <table:table-cell table:style-name="ce1" office:value-type="string">
            <text:p>β </text:p>
          </table:table-cell>
          <table:table-cell table:style-name="ce1" table:formula="of:=28.29/11.86" office:value-type="float" office:value="2.38532883642496">
            <text:p>2.3853288364</text:p>
          </table:table-cell>
          <table:table-cell table:style-name="ce2" table:number-columns-repeated="10"/>
          <table:table-cell table:style-name="ce31"/>
          <table:table-cell table:style-name="ce45" table:number-columns-repeated="1010"/>
          <table:table-cell/>
        </table:table-row>
        <table:table-row table:style-name="ro1">
          <table:table-cell table:style-name="ce2" table:number-columns-repeated="12"/>
          <table:table-cell table:style-name="ce31"/>
          <table:table-cell table:style-name="ce45" table:number-columns-repeated="1010"/>
          <table:table-cell/>
        </table:table-row>
        <table:table-row table:style-name="ro1">
          <table:table-cell table:style-name="ce3" office:value-type="string">
            <text:p>Model</text:p>
          </table:table-cell>
          <table:table-cell table:style-name="ce3" office:value-type="string">
            <text:p>Metric</text:p>
          </table:table-cell>
          <table:table-cell table:style-name="ce27" office:value-type="string">
            <text:p>PRODUCTIVITY</text:p>
          </table:table-cell>
          <table:table-cell table:style-name="ce27" office:value-type="string">
            <text:p>COMMUNICATION</text:p>
          </table:table-cell>
          <table:table-cell table:style-name="ce27" office:value-type="string">
            <text:p>TOOLS</text:p>
          </table:table-cell>
          <table:table-cell table:style-name="ce27" office:value-type="string">
            <text:p>SOCIAL</text:p>
          </table:table-cell>
          <table:table-cell table:style-name="ce27" office:value-type="string">
            <text:p>HEALTH_AND_FITNESS</text:p>
          </table:table-cell>
          <table:table-cell table:style-name="ce27" office:value-type="string">
            <text:p>PERSONALIZATION</text:p>
          </table:table-cell>
          <table:table-cell table:style-name="ce27" office:value-type="string">
            <text:p>TRAVEL_AND_LOCAL</text:p>
          </table:table-cell>
          <table:table-cell table:style-name="ce27" office:value-type="string">
            <text:p>MAPS_AND_NAVIGATION</text:p>
          </table:table-cell>
          <table:table-cell table:style-name="ce27" office:value-type="string">
            <text:p>LIFESTYLE</text:p>
          </table:table-cell>
          <table:table-cell table:style-name="ce27" office:value-type="string">
            <text:p>WEATHER</text:p>
          </table:table-cell>
          <table:table-cell table:style-name="ce32" office:value-type="string">
            <text:p>Overall</text:p>
          </table:table-cell>
          <table:table-cell table:number-columns-repeated="1011"/>
        </table:table-row>
        <table:table-row table:style-name="ro1">
          <table:table-cell table:style-name="ce4" office:value-type="string" table:number-columns-spanned="1" table:number-rows-spanned="4">
            <text:p>bert-base-uncase</text:p>
          </table:table-cell>
          <table:table-cell table:style-name="ce16" office:value-type="string">
            <text:p>precision</text:p>
          </table:table-cell>
          <table:table-cell table:style-name="ce28" office:value-type="float" office:value="0.798789712556732">
            <text:p>0.799</text:p>
          </table:table-cell>
          <table:table-cell table:style-name="ce28" office:value-type="float" office:value="0.40691823899371">
            <text:p>0.407</text:p>
          </table:table-cell>
          <table:table-cell table:style-name="ce28" office:value-type="float" office:value="0.512681159420289">
            <text:p>0.513</text:p>
          </table:table-cell>
          <table:table-cell table:style-name="ce28" office:value-type="float" office:value="0.606060606060606">
            <text:p>0.606</text:p>
          </table:table-cell>
          <table:table-cell table:style-name="ce28" office:value-type="float" office:value="0.481894150417827">
            <text:p>0.482</text:p>
          </table:table-cell>
          <table:table-cell table:style-name="ce28" office:value-type="float" office:value="0.73076923076923">
            <text:p>0.731</text:p>
          </table:table-cell>
          <table:table-cell table:style-name="ce28" office:value-type="float" office:value="0.772727272727272">
            <text:p>0.773</text:p>
          </table:table-cell>
          <table:table-cell table:style-name="ce28" office:value-type="float" office:value="0.0285714285714285">
            <text:p>0.029</text:p>
          </table:table-cell>
          <table:table-cell table:style-name="ce28" office:value-type="float" office:value="0.5">
            <text:p>0.500</text:p>
          </table:table-cell>
          <table:table-cell table:style-name="ce28" office:value-type="float" office:value="0.619047619047619">
            <text:p>0.619</text:p>
          </table:table-cell>
          <table:table-cell table:style-name="ce33" table:formula="of:=AVERAGE([.C4:.L4])" office:value-type="float" office:value="0.545745941856471">
            <text:p>0.546</text:p>
          </table:table-cell>
          <table:table-cell table:number-columns-repeated="1011"/>
        </table:table-row>
        <table:table-row table:style-name="ro1">
          <table:covered-table-cell table:style-name="ce5"/>
          <table:table-cell table:style-name="ce16" office:value-type="string">
            <text:p>recall</text:p>
          </table:table-cell>
          <table:table-cell table:style-name="ce28" office:value-type="float" office:value="0.342931370426499">
            <text:p>0.343</text:p>
          </table:table-cell>
          <table:table-cell table:style-name="ce28" office:value-type="float" office:value="0.155884833152632">
            <text:p>0.156</text:p>
          </table:table-cell>
          <table:table-cell table:style-name="ce28" office:value-type="float" office:value="0.0846545019443613">
            <text:p>0.085</text:p>
          </table:table-cell>
          <table:table-cell table:style-name="ce28" office:value-type="float" office:value="0.512820512820512">
            <text:p>0.513</text:p>
          </table:table-cell>
          <table:table-cell table:style-name="ce28" office:value-type="float" office:value="0.179089026915113">
            <text:p>0.179</text:p>
          </table:table-cell>
          <table:table-cell table:style-name="ce28" office:value-type="float" office:value="0.5">
            <text:p>0.500</text:p>
          </table:table-cell>
          <table:table-cell table:style-name="ce28" office:value-type="float" office:value="0.708333333333333">
            <text:p>0.708</text:p>
          </table:table-cell>
          <table:table-cell table:style-name="ce28" office:value-type="float" office:value="0.0208333333333333">
            <text:p>0.021</text:p>
          </table:table-cell>
          <table:table-cell table:style-name="ce28" office:value-type="float" office:value="0.4">
            <text:p>0.400</text:p>
          </table:table-cell>
          <table:table-cell table:style-name="ce28" office:value-type="float" office:value="0.232142857142857">
            <text:p>0.232</text:p>
          </table:table-cell>
          <table:table-cell table:style-name="ce33" table:formula="of:=AVERAGE([.C5:.L5])" office:value-type="float" office:value="0.313668976906864">
            <text:p>0.314</text:p>
          </table:table-cell>
          <table:table-cell table:number-columns-repeated="1011"/>
        </table:table-row>
        <table:table-row table:style-name="ro1">
          <table:covered-table-cell table:style-name="ce5"/>
          <table:table-cell table:style-name="ce16" office:value-type="string">
            <text:p>f1</text:p>
          </table:table-cell>
          <table:table-cell table:style-name="ce28" office:value-type="float" office:value="0.479854589518327">
            <text:p>0.480</text:p>
          </table:table-cell>
          <table:table-cell table:style-name="ce28" office:value-type="float" office:value="0.225415904537932">
            <text:p>0.225</text:p>
          </table:table-cell>
          <table:table-cell table:style-name="ce28" office:value-type="float" office:value="0.145314505776636">
            <text:p>0.145</text:p>
          </table:table-cell>
          <table:table-cell table:style-name="ce28" office:value-type="float" office:value="0.555555555555555">
            <text:p>0.556</text:p>
          </table:table-cell>
          <table:table-cell table:style-name="ce28" office:value-type="float" office:value="0.261132075471698">
            <text:p>0.261</text:p>
          </table:table-cell>
          <table:table-cell table:style-name="ce28" office:value-type="float" office:value="0.593749999999999">
            <text:p>0.594</text:p>
          </table:table-cell>
          <table:table-cell table:style-name="ce28" office:value-type="float" office:value="0.739130434782608">
            <text:p>0.739</text:p>
          </table:table-cell>
          <table:table-cell table:style-name="ce28" office:value-type="float" office:value="0.0240963855421686">
            <text:p>0.024</text:p>
          </table:table-cell>
          <table:table-cell table:style-name="ce28" office:value-type="float" office:value="0.444444444444444">
            <text:p>0.444</text:p>
          </table:table-cell>
          <table:table-cell table:style-name="ce28" office:value-type="float" office:value="0.337662337662337">
            <text:p>0.338</text:p>
          </table:table-cell>
          <table:table-cell table:style-name="ce33" table:formula="of:=AVERAGE([.C6:.L6])" office:value-type="float" office:value="0.38063562332917">
            <text:p>0.381</text:p>
          </table:table-cell>
          <table:table-cell table:number-columns-repeated="1011"/>
        </table:table-row>
        <table:table-row table:style-name="ro1">
          <table:covered-table-cell table:style-name="ce5"/>
          <table:table-cell table:style-name="ce17" office:value-type="string">
            <text:p>fβ </text:p>
          </table:table-cell>
          <table:table-cell table:style-name="ce29" table:formula="of:=(1+[.$B$1]*[.$B$1])*[.C4]*[.C5]/(([.$B$1]*[.$B$1]*[.C4])+[.C5])" office:value-type="float" office:value="0.374914178031857">
            <text:p>0.375</text:p>
          </table:table-cell>
          <table:table-cell table:style-name="ce29" table:formula="of:=(1+[.$B$1]*[.$B$1])*[.D4]*[.D5]/(([.$B$1]*[.$B$1]*[.D4])+[.D5])" office:value-type="float" office:value="0.171720396667596">
            <text:p>0.172</text:p>
          </table:table-cell>
          <table:table-cell table:style-name="ce29" table:formula="of:=(1+[.$B$1]*[.$B$1])*[.E4]*[.E5]/(([.$B$1]*[.$B$1]*[.E4])+[.E5])" office:value-type="float" office:value="0.096725771241783">
            <text:p>0.097</text:p>
          </table:table-cell>
          <table:table-cell table:style-name="ce29" table:formula="of:=(1+[.$B$1]*[.$B$1])*[.F4]*[.F5]/(([.$B$1]*[.$B$1]*[.F4])+[.F5])" office:value-type="float" office:value="0.524891519122529">
            <text:p>0.525</text:p>
          </table:table-cell>
          <table:table-cell table:style-name="ce29" table:formula="of:=(1+[.$B$1]*[.$B$1])*[.G4]*[.G5]/(([.$B$1]*[.$B$1]*[.G4])+[.G5])" office:value-type="float" office:value="0.197654477740071">
            <text:p>0.198</text:p>
          </table:table-cell>
          <table:table-cell table:style-name="ce29" table:formula="of:=(1+[.$B$1]*[.$B$1])*[.H4]*[.H5]/(([.$B$1]*[.$B$1]*[.H4])+[.H5])" office:value-type="float" office:value="0.524771671351204">
            <text:p>0.525</text:p>
          </table:table-cell>
          <table:table-cell table:style-name="ce29" table:formula="of:=(1+[.$B$1]*[.$B$1])*[.I4]*[.I5]/(([.$B$1]*[.$B$1]*[.I4])+[.I5])" office:value-type="float" office:value="0.717268190257918">
            <text:p>0.717</text:p>
          </table:table-cell>
          <table:table-cell table:style-name="ce29" table:formula="of:=(1+[.$B$1]*[.$B$1])*[.J4]*[.J5]/(([.$B$1]*[.$B$1]*[.J4])+[.J5])" office:value-type="float" office:value="0.021712348131031">
            <text:p>0.022</text:p>
          </table:table-cell>
          <table:table-cell table:style-name="ce29" table:formula="of:=(1+[.$B$1]*[.$B$1])*[.K4]*[.K5]/(([.$B$1]*[.$B$1]*[.K4])+[.K5])" office:value-type="float" office:value="0.412327048318841">
            <text:p>0.412</text:p>
          </table:table-cell>
          <table:table-cell table:style-name="ce29" table:formula="of:=(1+[.$B$1]*[.$B$1])*[.L4]*[.L5]/(([.$B$1]*[.$B$1]*[.L4])+[.L5])" office:value-type="float" office:value="0.256066059464136">
            <text:p>0.256</text:p>
          </table:table-cell>
          <table:table-cell table:style-name="ce33" table:formula="of:=AVERAGE([.C7:.L7])" office:value-type="float" office:value="0.329805166032697">
            <text:p>0.330</text:p>
          </table:table-cell>
          <table:table-cell table:number-columns-repeated="1011"/>
        </table:table-row>
        <table:table-row table:style-name="ro1">
          <table:table-cell table:style-name="ce6" office:value-type="string" table:number-columns-spanned="1" table:number-rows-spanned="4">
            <text:p>bert-large-uncase</text:p>
          </table:table-cell>
          <table:table-cell table:style-name="ce18" office:value-type="string">
            <text:p>precision</text:p>
          </table:table-cell>
          <table:table-cell table:style-name="ce28" office:value-type="float" office:value="0.733963202386872">
            <text:p>0.734</text:p>
          </table:table-cell>
          <table:table-cell table:style-name="ce28" office:value-type="float" office:value="0.502400960384153">
            <text:p>0.502</text:p>
          </table:table-cell>
          <table:table-cell table:style-name="ce28" office:value-type="float" office:value="0.570012391573729">
            <text:p>0.570</text:p>
          </table:table-cell>
          <table:table-cell table:style-name="ce28" office:value-type="float" office:value="0.695652173913043">
            <text:p>0.696</text:p>
          </table:table-cell>
          <table:table-cell table:style-name="ce28" office:value-type="float" office:value="0.503253796095444">
            <text:p>0.503</text:p>
          </table:table-cell>
          <table:table-cell table:style-name="ce28" office:value-type="float" office:value="0.954545454545454">
            <text:p>0.955</text:p>
          </table:table-cell>
          <table:table-cell table:style-name="ce28" office:value-type="float" office:value="0.647058823529411">
            <text:p>0.647</text:p>
          </table:table-cell>
          <table:table-cell table:style-name="ce28" office:value-type="float" office:value="0.12">
            <text:p>0.120</text:p>
          </table:table-cell>
          <table:table-cell table:style-name="ce28" office:value-type="float" office:value="0.4">
            <text:p>0.400</text:p>
          </table:table-cell>
          <table:table-cell table:style-name="ce28" office:value-type="float" office:value="0.641509433962264">
            <text:p>0.642</text:p>
          </table:table-cell>
          <table:table-cell table:style-name="ce34" table:formula="of:=AVERAGE([.C8:.L8])" office:value-type="float" office:value="0.576839623639037">
            <text:p>0.577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18" office:value-type="string">
            <text:p>recall</text:p>
          </table:table-cell>
          <table:table-cell table:style-name="ce28" office:value-type="float" office:value="0.319549686079237">
            <text:p>0.320</text:p>
          </table:table-cell>
          <table:table-cell table:style-name="ce28" office:value-type="float" office:value="0.201662450307191">
            <text:p>0.202</text:p>
          </table:table-cell>
          <table:table-cell table:style-name="ce28" office:value-type="float" office:value="0.13760095722405">
            <text:p>0.138</text:p>
          </table:table-cell>
          <table:table-cell table:style-name="ce28" office:value-type="float" office:value="0.41025641025641">
            <text:p>0.410</text:p>
          </table:table-cell>
          <table:table-cell table:style-name="ce28" office:value-type="float" office:value="0.240165631469979">
            <text:p>0.240</text:p>
          </table:table-cell>
          <table:table-cell table:style-name="ce28" office:value-type="float" office:value="0.552631578947368">
            <text:p>0.553</text:p>
          </table:table-cell>
          <table:table-cell table:style-name="ce28" office:value-type="float" office:value="0.458333333333333">
            <text:p>0.458</text:p>
          </table:table-cell>
          <table:table-cell table:style-name="ce28" office:value-type="float" office:value="0.0625">
            <text:p>0.063</text:p>
          </table:table-cell>
          <table:table-cell table:style-name="ce28" office:value-type="float" office:value="0.4">
            <text:p>0.400</text:p>
          </table:table-cell>
          <table:table-cell table:style-name="ce28" office:value-type="float" office:value="0.607142857142857">
            <text:p>0.607</text:p>
          </table:table-cell>
          <table:table-cell table:style-name="ce35" table:formula="of:=AVERAGE([.C9:.L9])" office:value-type="float" office:value="0.338984290476042">
            <text:p>0.339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18" office:value-type="string">
            <text:p>f1</text:p>
          </table:table-cell>
          <table:table-cell table:style-name="ce28" office:value-type="float" office:value="0.44524886877828">
            <text:p>0.445</text:p>
          </table:table-cell>
          <table:table-cell table:style-name="ce28" office:value-type="float" office:value="0.287801942749075">
            <text:p>0.288</text:p>
          </table:table-cell>
          <table:table-cell table:style-name="ce28" office:value-type="float" office:value="0.221686746987951">
            <text:p>0.222</text:p>
          </table:table-cell>
          <table:table-cell table:style-name="ce28" office:value-type="float" office:value="0.516129032258064">
            <text:p>0.516</text:p>
          </table:table-cell>
          <table:table-cell table:style-name="ce28" office:value-type="float" office:value="0.325157673440784">
            <text:p>0.325</text:p>
          </table:table-cell>
          <table:table-cell table:style-name="ce28" office:value-type="float" office:value="0.7">
            <text:p>0.700</text:p>
          </table:table-cell>
          <table:table-cell table:style-name="ce28" office:value-type="float" office:value="0.536585365853658">
            <text:p>0.537</text:p>
          </table:table-cell>
          <table:table-cell table:style-name="ce28" office:value-type="float" office:value="0.0821917808219178">
            <text:p>0.082</text:p>
          </table:table-cell>
          <table:table-cell table:style-name="ce28" office:value-type="float" office:value="0.4">
            <text:p>0.400</text:p>
          </table:table-cell>
          <table:table-cell table:style-name="ce28" office:value-type="float" office:value="0.623853211009174">
            <text:p>0.624</text:p>
          </table:table-cell>
          <table:table-cell table:style-name="ce35" table:formula="of:=AVERAGE([.C10:.L10])" office:value-type="float" office:value="0.41386546218989">
            <text:p>0.414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19" office:value-type="string">
            <text:p>fβ </text:p>
          </table:table-cell>
          <table:table-cell table:style-name="ce29" table:formula="of:=(1+[.$B$1]*[.$B$1])*[.C8]*[.C9]/(([.$B$1]*[.$B$1]*[.C8])+[.C9])" office:value-type="float" office:value="0.349006103420302">
            <text:p>0.349</text:p>
          </table:table-cell>
          <table:table-cell table:style-name="ce29" table:formula="of:=(1+[.$B$1]*[.$B$1])*[.D8]*[.D9]/(([.$B$1]*[.$B$1]*[.D8])+[.D9])" office:value-type="float" office:value="0.221480522184627">
            <text:p>0.221</text:p>
          </table:table-cell>
          <table:table-cell table:style-name="ce29" table:formula="of:=(1+[.$B$1]*[.$B$1])*[.E8]*[.E9]/(([.$B$1]*[.$B$1]*[.E8])+[.E9])" office:value-type="float" office:value="0.155200128901164">
            <text:p>0.155</text:p>
          </table:table-cell>
          <table:table-cell table:style-name="ce29" table:formula="of:=(1+[.$B$1]*[.$B$1])*[.F8]*[.F9]/(([.$B$1]*[.$B$1]*[.F8])+[.F9])" office:value-type="float" office:value="0.437059391992072">
            <text:p>0.437</text:p>
          </table:table-cell>
          <table:table-cell table:style-name="ce29" table:formula="of:=(1+[.$B$1]*[.$B$1])*[.G8]*[.G9]/(([.$B$1]*[.$B$1]*[.G8])+[.G9])" office:value-type="float" office:value="0.260524320109625">
            <text:p>0.261</text:p>
          </table:table-cell>
          <table:table-cell table:style-name="ce29" table:formula="of:=(1+[.$B$1]*[.$B$1])*[.H8]*[.H9]/(([.$B$1]*[.$B$1]*[.H8])+[.H9])" office:value-type="float" office:value="0.589750193296428">
            <text:p>0.590</text:p>
          </table:table-cell>
          <table:table-cell table:style-name="ce29" table:formula="of:=(1+[.$B$1]*[.$B$1])*[.I8]*[.I9]/(([.$B$1]*[.$B$1]*[.I8])+[.I9])" office:value-type="float" office:value="0.479227034839904">
            <text:p>0.479</text:p>
          </table:table-cell>
          <table:table-cell table:style-name="ce29" table:formula="of:=(1+[.$B$1]*[.$B$1])*[.J8]*[.J9]/(([.$B$1]*[.$B$1]*[.J8])+[.J9])" office:value-type="float" office:value="0.0673220440076395">
            <text:p>0.067</text:p>
          </table:table-cell>
          <table:table-cell table:style-name="ce29" table:formula="of:=(1+[.$B$1]*[.$B$1])*[.K8]*[.K9]/(([.$B$1]*[.$B$1]*[.K8])+[.K9])" office:value-type="float" office:value="0.4">
            <text:p>0.400</text:p>
          </table:table-cell>
          <table:table-cell table:style-name="ce29" table:formula="of:=(1+[.$B$1]*[.$B$1])*[.L8]*[.L9]/(([.$B$1]*[.$B$1]*[.L8])+[.L9])" office:value-type="float" office:value="0.61204406585471">
            <text:p>0.612</text:p>
          </table:table-cell>
          <table:table-cell table:style-name="ce36" table:formula="of:=AVERAGE([.C11:.L11])" office:value-type="float" office:value="0.357161380460647">
            <text:p>0.357</text:p>
          </table:table-cell>
          <table:table-cell table:number-columns-repeated="1011"/>
        </table:table-row>
        <table:table-row table:style-name="ro1">
          <table:table-cell table:style-name="ce8" office:value-type="string" table:number-columns-spanned="1" table:number-rows-spanned="4">
            <text:p>roberta-base</text:p>
          </table:table-cell>
          <table:table-cell table:style-name="ce20" office:value-type="string">
            <text:p>precision</text:p>
          </table:table-cell>
          <table:table-cell table:style-name="ce28" office:value-type="float" office:value="0.538793103448275">
            <text:p>0.539</text:p>
          </table:table-cell>
          <table:table-cell table:style-name="ce28" office:value-type="float" office:value="0.455266497461928">
            <text:p>0.455</text:p>
          </table:table-cell>
          <table:table-cell table:style-name="ce28" office:value-type="float" office:value="0.461538461538461">
            <text:p>0.462</text:p>
          </table:table-cell>
          <table:table-cell table:style-name="ce28" office:value-type="float" office:value="0.620689655172413">
            <text:p>0.621</text:p>
          </table:table-cell>
          <table:table-cell table:style-name="ce28" office:value-type="float" office:value="0.657754010695187">
            <text:p>0.658</text:p>
          </table:table-cell>
          <table:table-cell table:style-name="ce28" office:value-type="float" office:value="0.933333333333333">
            <text:p>0.933</text:p>
          </table:table-cell>
          <table:table-cell table:style-name="ce28" office:value-type="float" office:value="0.72">
            <text:p>0.720</text:p>
          </table:table-cell>
          <table:table-cell table:style-name="ce28" office:value-type="float" office:value="0.0454545454545454">
            <text:p>0.045</text:p>
          </table:table-cell>
          <table:table-cell table:style-name="ce28" office:value-type="float" office:value="0.6">
            <text:p>0.600</text:p>
          </table:table-cell>
          <table:table-cell table:style-name="ce28" office:value-type="float" office:value="0.272727272727272">
            <text:p>0.273</text:p>
          </table:table-cell>
          <table:table-cell table:style-name="ce37" table:formula="of:=AVERAGE([.C12:.L12])" office:value-type="float" office:value="0.530555687983141">
            <text:p>0.531</text:p>
          </table:table-cell>
          <table:table-cell table:number-columns-repeated="1011"/>
        </table:table-row>
        <table:table-row table:style-name="ro1">
          <table:covered-table-cell table:style-name="ce9"/>
          <table:table-cell table:style-name="ce20" office:value-type="string">
            <text:p>recall</text:p>
          </table:table-cell>
          <table:table-cell table:style-name="ce28" office:value-type="float" office:value="0.243559211950638">
            <text:p>0.244</text:p>
          </table:table-cell>
          <table:table-cell table:style-name="ce28" office:value-type="float" office:value="0.172870738465245">
            <text:p>0.173</text:p>
          </table:table-cell>
          <table:table-cell table:style-name="ce28" office:value-type="float" office:value="0.102303320370924">
            <text:p>0.102</text:p>
          </table:table-cell>
          <table:table-cell table:style-name="ce28" office:value-type="float" office:value="0.461538461538461">
            <text:p>0.462</text:p>
          </table:table-cell>
          <table:table-cell table:style-name="ce28" office:value-type="float" office:value="0.127329192546583">
            <text:p>0.127</text:p>
          </table:table-cell>
          <table:table-cell table:style-name="ce28" office:value-type="float" office:value="0.736842105263157">
            <text:p>0.737</text:p>
          </table:table-cell>
          <table:table-cell table:style-name="ce28" office:value-type="float" office:value="0.75">
            <text:p>0.750</text:p>
          </table:table-cell>
          <table:table-cell table:style-name="ce28" office:value-type="float" office:value="0.0625">
            <text:p>0.063</text:p>
          </table:table-cell>
          <table:table-cell table:style-name="ce28" office:value-type="float" office:value="0.6">
            <text:p>0.600</text:p>
          </table:table-cell>
          <table:table-cell table:style-name="ce28" office:value-type="float" office:value="0.107142857142857">
            <text:p>0.107</text:p>
          </table:table-cell>
          <table:table-cell table:style-name="ce37" table:formula="of:=AVERAGE([.C13:.L13])" office:value-type="float" office:value="0.336408588727787">
            <text:p>0.336</text:p>
          </table:table-cell>
          <table:table-cell table:number-columns-repeated="1011"/>
        </table:table-row>
        <table:table-row table:style-name="ro1">
          <table:covered-table-cell table:style-name="ce9"/>
          <table:table-cell table:style-name="ce20" office:value-type="string">
            <text:p>f1</text:p>
          </table:table-cell>
          <table:table-cell table:style-name="ce28" office:value-type="float" office:value="0.335470404055464">
            <text:p>0.335</text:p>
          </table:table-cell>
          <table:table-cell table:style-name="ce28" office:value-type="float" office:value="0.250589365231816">
            <text:p>0.251</text:p>
          </table:table-cell>
          <table:table-cell table:style-name="ce28" office:value-type="float" office:value="0.167482859941234">
            <text:p>0.167</text:p>
          </table:table-cell>
          <table:table-cell table:style-name="ce28" office:value-type="float" office:value="0.529411764705882">
            <text:p>0.529</text:p>
          </table:table-cell>
          <table:table-cell table:style-name="ce28" office:value-type="float" office:value="0.21335646140503">
            <text:p>0.213</text:p>
          </table:table-cell>
          <table:table-cell table:style-name="ce28" office:value-type="float" office:value="0.823529411764705">
            <text:p>0.824</text:p>
          </table:table-cell>
          <table:table-cell table:style-name="ce28" office:value-type="float" office:value="0.73469387755102">
            <text:p>0.735</text:p>
          </table:table-cell>
          <table:table-cell table:style-name="ce28" office:value-type="float" office:value="0.0526315789473684">
            <text:p>0.053</text:p>
          </table:table-cell>
          <table:table-cell table:style-name="ce28" office:value-type="float" office:value="0.6">
            <text:p>0.600</text:p>
          </table:table-cell>
          <table:table-cell table:style-name="ce28" office:value-type="float" office:value="0.153846153846153">
            <text:p>0.154</text:p>
          </table:table-cell>
          <table:table-cell table:style-name="ce37" table:formula="of:=AVERAGE([.C14:.L14])" office:value-type="float" office:value="0.386101187744867">
            <text:p>0.386</text:p>
          </table:table-cell>
          <table:table-cell table:number-columns-repeated="1011"/>
        </table:table-row>
        <table:table-row table:style-name="ro1">
          <table:covered-table-cell table:style-name="ce9"/>
          <table:table-cell table:style-name="ce21" office:value-type="string">
            <text:p>fβ </text:p>
          </table:table-cell>
          <table:table-cell table:style-name="ce29" table:formula="of:=(1+[.$B$1]*[.$B$1])*[.C12]*[.C13]/(([.$B$1]*[.$B$1]*[.C12])+[.C13])" office:value-type="float" office:value="0.265288739109132">
            <text:p>0.265</text:p>
          </table:table-cell>
          <table:table-cell table:style-name="ce29" table:formula="of:=(1+[.$B$1]*[.$B$1])*[.D12]*[.D13]/(([.$B$1]*[.$B$1]*[.D12])+[.D13])" office:value-type="float" office:value="0.190537646667904">
            <text:p>0.191</text:p>
          </table:table-cell>
          <table:table-cell table:style-name="ce29" table:formula="of:=(1+[.$B$1]*[.$B$1])*[.E12]*[.E13]/(([.$B$1]*[.$B$1]*[.E12])+[.E13])" office:value-type="float" office:value="0.115773288306026">
            <text:p>0.116</text:p>
          </table:table-cell>
          <table:table-cell table:style-name="ce29" table:formula="of:=(1+[.$B$1]*[.$B$1])*[.F12]*[.F13]/(([.$B$1]*[.$B$1]*[.F12])+[.F13])" office:value-type="float" office:value="0.479933633702338">
            <text:p>0.480</text:p>
          </table:table-cell>
          <table:table-cell table:style-name="ce29" table:formula="of:=(1+[.$B$1]*[.$B$1])*[.G12]*[.G13]/(([.$B$1]*[.$B$1]*[.G12])+[.G13])" office:value-type="float" office:value="0.144781857570882">
            <text:p>0.145</text:p>
          </table:table-cell>
          <table:table-cell table:style-name="ce29" table:formula="of:=(1+[.$B$1]*[.$B$1])*[.H12]*[.H13]/(([.$B$1]*[.$B$1]*[.H12])+[.H13])" office:value-type="float" office:value="0.76078380199357">
            <text:p>0.761</text:p>
          </table:table-cell>
          <table:table-cell table:style-name="ce29" table:formula="of:=(1+[.$B$1]*[.$B$1])*[.I12]*[.I13]/(([.$B$1]*[.$B$1]*[.I12])+[.I13])" office:value-type="float" office:value="0.745357619521868">
            <text:p>0.745</text:p>
          </table:table-cell>
          <table:table-cell table:style-name="ce29" table:formula="of:=(1+[.$B$1]*[.$B$1])*[.J12]*[.J13]/(([.$B$1]*[.$B$1]*[.J12])+[.J13])" office:value-type="float" office:value="0.059182493341634">
            <text:p>0.059</text:p>
          </table:table-cell>
          <table:table-cell table:style-name="ce29" table:formula="of:=(1+[.$B$1]*[.$B$1])*[.K12]*[.K13]/(([.$B$1]*[.$B$1]*[.K12])+[.K13])" office:value-type="float" office:value="0.6">
            <text:p>0.600</text:p>
          </table:table-cell>
          <table:table-cell table:style-name="ce29" table:formula="of:=(1+[.$B$1]*[.$B$1])*[.L12]*[.L13]/(([.$B$1]*[.$B$1]*[.L12])+[.L13])" office:value-type="float" office:value="0.117837375460475">
            <text:p>0.118</text:p>
          </table:table-cell>
          <table:table-cell table:style-name="ce38" table:formula="of:=AVERAGE([.C15:.L15])" office:value-type="float" office:value="0.347947645567383">
            <text:p>0.348</text:p>
          </table:table-cell>
          <table:table-cell table:number-columns-repeated="1011"/>
        </table:table-row>
        <table:table-row table:style-name="ro1">
          <table:table-cell table:style-name="ce10" office:value-type="string" table:number-columns-spanned="1" table:number-rows-spanned="4">
            <text:p>roberta-large</text:p>
          </table:table-cell>
          <table:table-cell table:style-name="ce16" office:value-type="string">
            <text:p>precision</text:p>
          </table:table-cell>
          <table:table-cell table:style-name="ce28" office:value-type="float" office:value="0.286720321931589">
            <text:p>0.287</text:p>
          </table:table-cell>
          <table:table-cell table:style-name="ce28" office:value-type="float" office:value="0.383919597989949">
            <text:p>0.384</text:p>
          </table:table-cell>
          <table:table-cell table:style-name="ce28" office:value-type="float" office:value="0.221311475409836">
            <text:p>0.221</text:p>
          </table:table-cell>
          <table:table-cell table:style-name="ce28" office:value-type="float" office:value="0.610169491525423">
            <text:p>0.610</text:p>
          </table:table-cell>
          <table:table-cell table:style-name="ce28" office:value-type="float" office:value="0.583783783783783">
            <text:p>0.584</text:p>
          </table:table-cell>
          <table:table-cell table:style-name="ce28" office:value-type="float" office:value="0.972972972972973">
            <text:p>0.973</text:p>
          </table:table-cell>
          <table:table-cell table:style-name="ce28" office:value-type="float" office:value="0.681818181818181">
            <text:p>0.682</text:p>
          </table:table-cell>
          <table:table-cell table:style-name="ce28" office:value-type="float" office:value="0.0769230769230769">
            <text:p>0.077</text:p>
          </table:table-cell>
          <table:table-cell table:style-name="ce28" office:value-type="float" office:value="0.6">
            <text:p>0.600</text:p>
          </table:table-cell>
          <table:table-cell table:style-name="ce28" office:value-type="float" office:value="0.129032258064516">
            <text:p>0.129</text:p>
          </table:table-cell>
          <table:table-cell table:style-name="ce39" table:formula="of:=AVERAGE([.C16:.L16])" office:value-type="float" office:value="0.454665116041933">
            <text:p>0.455</text:p>
          </table:table-cell>
          <table:table-cell table:number-columns-repeated="1011"/>
        </table:table-row>
        <table:table-row table:style-name="ro1">
          <table:covered-table-cell table:style-name="ce11"/>
          <table:table-cell table:style-name="ce16" office:value-type="string">
            <text:p>recall</text:p>
          </table:table-cell>
          <table:table-cell table:style-name="ce28" office:value-type="float" office:value="0.0617016670274951">
            <text:p>0.062</text:p>
          </table:table-cell>
          <table:table-cell table:style-name="ce28" office:value-type="float" office:value="0.276111311890133">
            <text:p>0.276</text:p>
          </table:table-cell>
          <table:table-cell table:style-name="ce28" office:value-type="float" office:value="0.0646126233921627">
            <text:p>0.065</text:p>
          </table:table-cell>
          <table:table-cell table:style-name="ce28" office:value-type="float" office:value="0.461538461538461">
            <text:p>0.462</text:p>
          </table:table-cell>
          <table:table-cell table:style-name="ce28" office:value-type="float" office:value="0.223602484472049">
            <text:p>0.224</text:p>
          </table:table-cell>
          <table:table-cell table:style-name="ce28" office:value-type="float" office:value="0.947368421052631">
            <text:p>0.947</text:p>
          </table:table-cell>
          <table:table-cell table:style-name="ce28" office:value-type="float" office:value="0.625">
            <text:p>0.625</text:p>
          </table:table-cell>
          <table:table-cell table:style-name="ce28" office:value-type="float" office:value="0.0625">
            <text:p>0.063</text:p>
          </table:table-cell>
          <table:table-cell table:style-name="ce28" office:value-type="float" office:value="0.6">
            <text:p>0.600</text:p>
          </table:table-cell>
          <table:table-cell table:style-name="ce28" office:value-type="float" office:value="0.0714285714285714">
            <text:p>0.071</text:p>
          </table:table-cell>
          <table:table-cell table:style-name="ce39" table:formula="of:=AVERAGE([.C17:.L17])" office:value-type="float" office:value="0.33938635408015">
            <text:p>0.339</text:p>
          </table:table-cell>
          <table:table-cell table:number-columns-repeated="1011"/>
        </table:table-row>
        <table:table-row table:style-name="ro1">
          <table:covered-table-cell table:style-name="ce11"/>
          <table:table-cell table:style-name="ce16" office:value-type="string">
            <text:p>f1</text:p>
          </table:table-cell>
          <table:table-cell table:style-name="ce28" office:value-type="float" office:value="0.101549973276322">
            <text:p>0.102</text:p>
          </table:table-cell>
          <table:table-cell table:style-name="ce28" office:value-type="float" office:value="0.321210847172587">
            <text:p>0.321</text:p>
          </table:table-cell>
          <table:table-cell table:style-name="ce28" office:value-type="float" office:value="0.100023153507756">
            <text:p>0.100</text:p>
          </table:table-cell>
          <table:table-cell table:style-name="ce28" office:value-type="float" office:value="0.525547445255474">
            <text:p>0.526</text:p>
          </table:table-cell>
          <table:table-cell table:style-name="ce28" office:value-type="float" office:value="0.323353293413173">
            <text:p>0.323</text:p>
          </table:table-cell>
          <table:table-cell table:style-name="ce28" office:value-type="float" office:value="0.959999999999999">
            <text:p>0.960</text:p>
          </table:table-cell>
          <table:table-cell table:style-name="ce28" office:value-type="float" office:value="0.652173913043478">
            <text:p>0.652</text:p>
          </table:table-cell>
          <table:table-cell table:style-name="ce28" office:value-type="float" office:value="0.0689655172413793">
            <text:p>0.069</text:p>
          </table:table-cell>
          <table:table-cell table:style-name="ce28" office:value-type="float" office:value="0.6">
            <text:p>0.600</text:p>
          </table:table-cell>
          <table:table-cell table:style-name="ce28" office:value-type="float" office:value="0.0919540229885057">
            <text:p>0.092</text:p>
          </table:table-cell>
          <table:table-cell table:style-name="ce39" table:formula="of:=AVERAGE([.C18:.L18])" office:value-type="float" office:value="0.374477816589867">
            <text:p>0.374</text:p>
          </table:table-cell>
          <table:table-cell table:number-columns-repeated="1011"/>
        </table:table-row>
        <table:table-row table:style-name="ro1">
          <table:covered-table-cell table:style-name="ce11"/>
          <table:table-cell table:style-name="ce22" office:value-type="string">
            <text:p>fβ </text:p>
          </table:table-cell>
          <table:table-cell table:style-name="ce29" table:formula="of:=(1+[.$B$1]*[.$B$1])*[.C16]*[.C17]/(([.$B$1]*[.$B$1]*[.C16])+[.C17])" office:value-type="float" office:value="0.0699021163868724">
            <text:p>0.070</text:p>
          </table:table-cell>
          <table:table-cell table:style-name="ce29" table:formula="of:=(1+[.$B$1]*[.$B$1])*[.D16]*[.D17]/(([.$B$1]*[.$B$1]*[.D16])+[.D17])" office:value-type="float" office:value="0.288209124795938">
            <text:p>0.288</text:p>
          </table:table-cell>
          <table:table-cell table:style-name="ce29" table:formula="of:=(1+[.$B$1]*[.$B$1])*[.E16]*[.E17]/(([.$B$1]*[.$B$1]*[.E16])+[.E17])" office:value-type="float" office:value="0.0722606821516695">
            <text:p>0.072</text:p>
          </table:table-cell>
          <table:table-cell table:style-name="ce29" table:formula="of:=(1+[.$B$1]*[.$B$1])*[.F16]*[.F17]/(([.$B$1]*[.$B$1]*[.F16])+[.F17])" office:value-type="float" office:value="0.478979119171664">
            <text:p>0.479</text:p>
          </table:table-cell>
          <table:table-cell table:style-name="ce29" table:formula="of:=(1+[.$B$1]*[.$B$1])*[.G16]*[.G17]/(([.$B$1]*[.$B$1]*[.G16])+[.G17])" office:value-type="float" office:value="0.246319726473875">
            <text:p>0.246</text:p>
          </table:table-cell>
          <table:table-cell table:style-name="ce29" table:formula="of:=(1+[.$B$1]*[.$B$1])*[.H16]*[.H17]/(([.$B$1]*[.$B$1]*[.H16])+[.H17])" office:value-type="float" office:value="0.951109822827317">
            <text:p>0.951</text:p>
          </table:table-cell>
          <table:table-cell table:style-name="ce29" table:formula="of:=(1+[.$B$1]*[.$B$1])*[.I16]*[.I17]/(([.$B$1]*[.$B$1]*[.I16])+[.I17])" office:value-type="float" office:value="0.632883697286399">
            <text:p>0.633</text:p>
          </table:table-cell>
          <table:table-cell table:style-name="ce29" table:formula="of:=(1+[.$B$1]*[.$B$1])*[.J16]*[.J17]/(([.$B$1]*[.$B$1]*[.J16])+[.J17])" office:value-type="float" office:value="0.064302248655103">
            <text:p>0.064</text:p>
          </table:table-cell>
          <table:table-cell table:style-name="ce29" table:formula="of:=(1+[.$B$1]*[.$B$1])*[.K16]*[.K17]/(([.$B$1]*[.$B$1]*[.K16])+[.K17])" office:value-type="float" office:value="0.6">
            <text:p>0.600</text:p>
          </table:table-cell>
          <table:table-cell table:style-name="ce29" table:formula="of:=(1+[.$B$1]*[.$B$1])*[.L16]*[.L17]/(([.$B$1]*[.$B$1]*[.L16])+[.L17])" office:value-type="float" office:value="0.0765360342567884">
            <text:p>0.077</text:p>
          </table:table-cell>
          <table:table-cell table:style-name="ce40" table:formula="of:=AVERAGE([.C19:.L19])" office:value-type="float" office:value="0.348050257200563">
            <text:p>0.348</text:p>
          </table:table-cell>
          <table:table-cell table:number-columns-repeated="1011"/>
        </table:table-row>
        <table:table-row table:style-name="ro1">
          <table:table-cell table:style-name="ce12" office:value-type="string" table:number-columns-spanned="1" table:number-rows-spanned="4">
            <text:p>xlnet-base-cased</text:p>
          </table:table-cell>
          <table:table-cell table:style-name="ce23" office:value-type="string">
            <text:p>precision</text:p>
          </table:table-cell>
          <table:table-cell table:style-name="ce28" office:value-type="float" office:value="0.581617086193745">
            <text:p>0.582</text:p>
          </table:table-cell>
          <table:table-cell table:style-name="ce28" office:value-type="float" office:value="0.4381453735574">
            <text:p>0.438</text:p>
          </table:table-cell>
          <table:table-cell table:style-name="ce28" office:value-type="float" office:value="0.422981366459627">
            <text:p>0.423</text:p>
          </table:table-cell>
          <table:table-cell table:style-name="ce28" office:value-type="float" office:value="0.734375">
            <text:p>0.734</text:p>
          </table:table-cell>
          <table:table-cell table:style-name="ce28" office:value-type="float" office:value="0.710059171597633">
            <text:p>0.710</text:p>
          </table:table-cell>
          <table:table-cell table:style-name="ce28" office:value-type="float" office:value="0.972222222222222">
            <text:p>0.972</text:p>
          </table:table-cell>
          <table:table-cell table:style-name="ce28" office:value-type="float" office:value="0.481481481481481">
            <text:p>0.481</text:p>
          </table:table-cell>
          <table:table-cell table:style-name="ce28" office:value-type="float" office:value="0.56">
            <text:p>0.560</text:p>
          </table:table-cell>
          <table:table-cell table:style-name="ce28" office:value-type="float" office:value="0.8">
            <text:p>0.800</text:p>
          </table:table-cell>
          <table:table-cell table:style-name="ce28" office:value-type="float" office:value="0.571428571428571">
            <text:p>0.571</text:p>
          </table:table-cell>
          <table:table-cell table:style-name="ce41" table:formula="of:=AVERAGE([.C20:.L20])" office:value-type="float" office:value="0.627231027294068">
            <text:p>0.627</text:p>
          </table:table-cell>
          <table:table-cell table:number-columns-repeated="1011"/>
        </table:table-row>
        <table:table-row table:style-name="ro1">
          <table:covered-table-cell table:style-name="ce13"/>
          <table:table-cell table:style-name="ce23" office:value-type="string">
            <text:p>recall</text:p>
          </table:table-cell>
          <table:table-cell table:style-name="ce28" office:value-type="float" office:value="0.330158042866421">
            <text:p>0.330</text:p>
          </table:table-cell>
          <table:table-cell table:style-name="ce28" office:value-type="float" office:value="0.26069148295386">
            <text:p>0.261</text:p>
          </table:table-cell>
          <table:table-cell table:style-name="ce28" office:value-type="float" office:value="0.203709243194735">
            <text:p>0.204</text:p>
          </table:table-cell>
          <table:table-cell table:style-name="ce28" office:value-type="float" office:value="0.602564102564102">
            <text:p>0.603</text:p>
          </table:table-cell>
          <table:table-cell table:style-name="ce28" office:value-type="float" office:value="0.372670807453416">
            <text:p>0.373</text:p>
          </table:table-cell>
          <table:table-cell table:style-name="ce28" office:value-type="float" office:value="0.921052631578947">
            <text:p>0.921</text:p>
          </table:table-cell>
          <table:table-cell table:style-name="ce28" office:value-type="float" office:value="0.541666666666666">
            <text:p>0.542</text:p>
          </table:table-cell>
          <table:table-cell table:style-name="ce28" office:value-type="float" office:value="0.291666666666666">
            <text:p>0.292</text:p>
          </table:table-cell>
          <table:table-cell table:style-name="ce28" office:value-type="float" office:value="0.8">
            <text:p>0.800</text:p>
          </table:table-cell>
          <table:table-cell table:style-name="ce28" office:value-type="float" office:value="0.5">
            <text:p>0.500</text:p>
          </table:table-cell>
          <table:table-cell table:style-name="ce41" table:formula="of:=AVERAGE([.C21:.L21])" office:value-type="float" office:value="0.482417964394481">
            <text:p>0.482</text:p>
          </table:table-cell>
          <table:table-cell table:number-columns-repeated="1011"/>
        </table:table-row>
        <table:table-row table:style-name="ro1">
          <table:covered-table-cell table:style-name="ce13"/>
          <table:table-cell table:style-name="ce23" office:value-type="string">
            <text:p>f1</text:p>
          </table:table-cell>
          <table:table-cell table:style-name="ce28" office:value-type="float" office:value="0.42121253970446">
            <text:p>0.421</text:p>
          </table:table-cell>
          <table:table-cell table:style-name="ce28" office:value-type="float" office:value="0.326888217522658">
            <text:p>0.327</text:p>
          </table:table-cell>
          <table:table-cell table:style-name="ce28" office:value-type="float" office:value="0.274984857662023">
            <text:p>0.275</text:p>
          </table:table-cell>
          <table:table-cell table:style-name="ce28" office:value-type="float" office:value="0.661971830985915">
            <text:p>0.662</text:p>
          </table:table-cell>
          <table:table-cell table:style-name="ce28" office:value-type="float" office:value="0.488798370672097">
            <text:p>0.489</text:p>
          </table:table-cell>
          <table:table-cell table:style-name="ce28" office:value-type="float" office:value="0.945945945945945">
            <text:p>0.946</text:p>
          </table:table-cell>
          <table:table-cell table:style-name="ce28" office:value-type="float" office:value="0.509803921568627">
            <text:p>0.510</text:p>
          </table:table-cell>
          <table:table-cell table:style-name="ce28" office:value-type="float" office:value="0.383561643835616">
            <text:p>0.384</text:p>
          </table:table-cell>
          <table:table-cell table:style-name="ce28" office:value-type="float" office:value="0.8">
            <text:p>0.800</text:p>
          </table:table-cell>
          <table:table-cell table:style-name="ce28" office:value-type="float" office:value="0.533333333333333">
            <text:p>0.533</text:p>
          </table:table-cell>
          <table:table-cell table:style-name="ce41" table:formula="of:=AVERAGE([.C22:.L22])" office:value-type="float" office:value="0.534650066123068">
            <text:p>0.535</text:p>
          </table:table-cell>
          <table:table-cell table:number-columns-repeated="1011"/>
        </table:table-row>
        <table:table-row table:style-name="ro1">
          <table:covered-table-cell table:style-name="ce13"/>
          <table:table-cell table:style-name="ce24" office:value-type="string">
            <text:p>fβ </text:p>
          </table:table-cell>
          <table:table-cell table:style-name="ce29" table:formula="of:=(1+[.$B$1]*[.$B$1])*[.C20]*[.C21]/(([.$B$1]*[.$B$1]*[.C20])+[.C21])" office:value-type="float" office:value="0.352969586039862">
            <text:p>0.353</text:p>
          </table:table-cell>
          <table:table-cell table:style-name="ce29" table:formula="of:=(1+[.$B$1]*[.$B$1])*[.D20]*[.D21]/(([.$B$1]*[.$B$1]*[.D20])+[.D21])" office:value-type="float" office:value="0.277491274970303">
            <text:p>0.277</text:p>
          </table:table-cell>
          <table:table-cell table:style-name="ce29" table:formula="of:=(1+[.$B$1]*[.$B$1])*[.E20]*[.E21]/(([.$B$1]*[.$B$1]*[.E20])+[.E21])" office:value-type="float" office:value="0.220820796551064">
            <text:p>0.221</text:p>
          </table:table-cell>
          <table:table-cell table:style-name="ce29" table:formula="of:=(1+[.$B$1]*[.$B$1])*[.F20]*[.F21]/(([.$B$1]*[.$B$1]*[.F20])+[.F21])" office:value-type="float" office:value="0.619176612526328">
            <text:p>0.619</text:p>
          </table:table-cell>
          <table:table-cell table:style-name="ce29" table:formula="of:=(1+[.$B$1]*[.$B$1])*[.G20]*[.G21]/(([.$B$1]*[.$B$1]*[.G20])+[.G21])" office:value-type="float" office:value="0.401164259670086">
            <text:p>0.401</text:p>
          </table:table-cell>
          <table:table-cell table:style-name="ce29" table:formula="of:=(1+[.$B$1]*[.$B$1])*[.H20]*[.H21]/(([.$B$1]*[.$B$1]*[.H20])+[.H21])" office:value-type="float" office:value="0.928356424030769">
            <text:p>0.928</text:p>
          </table:table-cell>
          <table:table-cell table:style-name="ce29" table:formula="of:=(1+[.$B$1]*[.$B$1])*[.I20]*[.I21]/(([.$B$1]*[.$B$1]*[.I20])+[.I21])" office:value-type="float" office:value="0.531731173864909">
            <text:p>0.532</text:p>
          </table:table-cell>
          <table:table-cell table:style-name="ce29" table:formula="of:=(1+[.$B$1]*[.$B$1])*[.J20]*[.J21]/(([.$B$1]*[.$B$1]*[.J20])+[.J21])" office:value-type="float" office:value="0.314169538702317">
            <text:p>0.314</text:p>
          </table:table-cell>
          <table:table-cell table:style-name="ce29" table:formula="of:=(1+[.$B$1]*[.$B$1])*[.K20]*[.K21]/(([.$B$1]*[.$B$1]*[.K20])+[.K21])" office:value-type="float" office:value="0.8">
            <text:p>0.800</text:p>
          </table:table-cell>
          <table:table-cell table:style-name="ce29" table:formula="of:=(1+[.$B$1]*[.$B$1])*[.L20]*[.L21]/(([.$B$1]*[.$B$1]*[.L20])+[.L21])" office:value-type="float" office:value="0.509520482022306">
            <text:p>0.510</text:p>
          </table:table-cell>
          <table:table-cell table:style-name="ce42" table:formula="of:=AVERAGE([.C23:.L23])" office:value-type="float" office:value="0.495540014837794">
            <text:p>0.496</text:p>
          </table:table-cell>
          <table:table-cell table:number-columns-repeated="1011"/>
        </table:table-row>
        <table:table-row table:style-name="ro1">
          <table:table-cell table:style-name="ce14" office:value-type="string" table:number-columns-spanned="1" table:number-rows-spanned="4">
            <text:p>xlnet-large-cased</text:p>
          </table:table-cell>
          <table:table-cell table:style-name="ce25" office:value-type="string">
            <text:p>precision</text:p>
          </table:table-cell>
          <table:table-cell table:style-name="ce30" office:value-type="float" office:value="0.686547085201793">
            <text:p>0.687</text:p>
          </table:table-cell>
          <table:table-cell table:style-name="ce30" office:value-type="float" office:value="0.411819887429643">
            <text:p>0.412</text:p>
          </table:table-cell>
          <table:table-cell table:style-name="ce30" office:value-type="float" office:value="0.214285714285714">
            <text:p>0.214</text:p>
          </table:table-cell>
          <table:table-cell table:style-name="ce30" office:value-type="float" office:value="0.688311688311688">
            <text:p>0.688</text:p>
          </table:table-cell>
          <table:table-cell table:style-name="ce30" office:value-type="float" office:value="0.6625">
            <text:p>0.663</text:p>
          </table:table-cell>
          <table:table-cell table:style-name="ce30" office:value-type="float" office:value="1">
            <text:p>1.000</text:p>
          </table:table-cell>
          <table:table-cell table:style-name="ce30" office:value-type="float" office:value="0.612903225806451">
            <text:p>0.613</text:p>
          </table:table-cell>
          <table:table-cell table:style-name="ce30" office:value-type="float" office:value="0.466666666666666">
            <text:p>0.467</text:p>
          </table:table-cell>
          <table:table-cell table:style-name="ce30" office:value-type="float" office:value="1">
            <text:p>1.000</text:p>
          </table:table-cell>
          <table:table-cell table:style-name="ce30" office:value-type="float" office:value="0.769230769230769">
            <text:p>0.769</text:p>
          </table:table-cell>
          <table:table-cell table:style-name="ce43" table:formula="of:=AVERAGE([.C24:.L24])" office:value-type="float" office:value="0.651226503693272">
            <text:p>0.651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25" office:value-type="string">
            <text:p>recall</text:p>
          </table:table-cell>
          <table:table-cell table:style-name="ce30" office:value-type="float" office:value="0.331457025330158">
            <text:p>0.331</text:p>
          </table:table-cell>
          <table:table-cell table:style-name="ce30" office:value-type="float" office:value="0.317311167329237">
            <text:p>0.317</text:p>
          </table:table-cell>
          <table:table-cell table:style-name="ce30" office:value-type="float" office:value="0.0260245288662877">
            <text:p>0.026</text:p>
          </table:table-cell>
          <table:table-cell table:style-name="ce30" office:value-type="float" office:value="0.679487179487179">
            <text:p>0.679</text:p>
          </table:table-cell>
          <table:table-cell table:style-name="ce30" office:value-type="float" office:value="0.384057971014492">
            <text:p>0.384</text:p>
          </table:table-cell>
          <table:table-cell table:style-name="ce30" office:value-type="float" office:value="0.684210526315789">
            <text:p>0.684</text:p>
          </table:table-cell>
          <table:table-cell table:style-name="ce30" office:value-type="float" office:value="0.791666666666666">
            <text:p>0.792</text:p>
          </table:table-cell>
          <table:table-cell table:style-name="ce30" office:value-type="float" office:value="0.145833333333333">
            <text:p>0.146</text:p>
          </table:table-cell>
          <table:table-cell table:style-name="ce30" office:value-type="float" office:value="0.2">
            <text:p>0.200</text:p>
          </table:table-cell>
          <table:table-cell table:style-name="ce30" office:value-type="float" office:value="0.178571428571428">
            <text:p>0.179</text:p>
          </table:table-cell>
          <table:table-cell table:style-name="ce43" table:formula="of:=AVERAGE([.C25:.L25])" office:value-type="float" office:value="0.373861982691457">
            <text:p>0.374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25" office:value-type="string">
            <text:p>f1</text:p>
          </table:table-cell>
          <table:table-cell table:style-name="ce30" office:value-type="float" office:value="0.447072565338005">
            <text:p>0.447</text:p>
          </table:table-cell>
          <table:table-cell table:style-name="ce30" office:value-type="float" office:value="0.358440498060828">
            <text:p>0.358</text:p>
          </table:table-cell>
          <table:table-cell table:style-name="ce30" office:value-type="float" office:value="0.046412376633769">
            <text:p>0.046</text:p>
          </table:table-cell>
          <table:table-cell table:style-name="ce30" office:value-type="float" office:value="0.683870967741935">
            <text:p>0.684</text:p>
          </table:table-cell>
          <table:table-cell table:style-name="ce30" office:value-type="float" office:value="0.486238532110091">
            <text:p>0.486</text:p>
          </table:table-cell>
          <table:table-cell table:style-name="ce30" office:value-type="float" office:value="0.8125">
            <text:p>0.813</text:p>
          </table:table-cell>
          <table:table-cell table:style-name="ce30" office:value-type="float" office:value="0.69090909090909">
            <text:p>0.691</text:p>
          </table:table-cell>
          <table:table-cell table:style-name="ce30" office:value-type="float" office:value="0.222222222222222">
            <text:p>0.222</text:p>
          </table:table-cell>
          <table:table-cell table:style-name="ce30" office:value-type="float" office:value="0.333333333333333">
            <text:p>0.333</text:p>
          </table:table-cell>
          <table:table-cell table:style-name="ce30" office:value-type="float" office:value="0.289855072463768">
            <text:p>0.290</text:p>
          </table:table-cell>
          <table:table-cell table:style-name="ce43" table:formula="of:=AVERAGE([.C26:.L26])" office:value-type="float" office:value="0.437085465881304">
            <text:p>0.437</text:p>
          </table:table-cell>
          <table:table-cell table:number-columns-repeated="1011"/>
        </table:table-row>
        <table:table-row table:style-name="ro1">
          <table:covered-table-cell table:style-name="ce14"/>
          <table:table-cell table:style-name="ce26" office:value-type="string">
            <text:p>fβ </text:p>
          </table:table-cell>
          <table:table-cell table:style-name="ce29" table:formula="of:=(1+[.$B$1]*[.$B$1])*[.C24]*[.C25]/(([.$B$1]*[.$B$1]*[.C24])+[.C25])" office:value-type="float" office:value="0.359230392651989">
            <text:p>0.359</text:p>
          </table:table-cell>
          <table:table-cell table:style-name="ce29" table:formula="of:=(1+[.$B$1]*[.$B$1])*[.D24]*[.D25]/(([.$B$1]*[.$B$1]*[.D24])+[.D25])" office:value-type="float" office:value="0.328583064531751">
            <text:p>0.329</text:p>
          </table:table-cell>
          <table:table-cell table:style-name="ce29" table:formula="of:=(1+[.$B$1]*[.$B$1])*[.E24]*[.E25]/(([.$B$1]*[.$B$1]*[.E24])+[.E25])" office:value-type="float" office:value="0.0299589561679122">
            <text:p>0.030</text:p>
          </table:table-cell>
          <table:table-cell table:style-name="ce29" table:formula="of:=(1+[.$B$1]*[.$B$1])*[.F24]*[.F25]/(([.$B$1]*[.$B$1]*[.F24])+[.F25])" office:value-type="float" office:value="0.680791868589072">
            <text:p>0.681</text:p>
          </table:table-cell>
          <table:table-cell table:style-name="ce29" table:formula="of:=(1+[.$B$1]*[.$B$1])*[.G24]*[.G25]/(([.$B$1]*[.$B$1]*[.G24])+[.G25])" office:value-type="float" office:value="0.409804134355969">
            <text:p>0.410</text:p>
          </table:table-cell>
          <table:table-cell table:style-name="ce29" table:formula="of:=(1+[.$B$1]*[.$B$1])*[.H24]*[.H25]/(([.$B$1]*[.$B$1]*[.H24])+[.H25])" office:value-type="float" office:value="0.718108602901646">
            <text:p>0.718</text:p>
          </table:table-cell>
          <table:table-cell table:style-name="ce29" table:formula="of:=(1+[.$B$1]*[.$B$1])*[.I24]*[.I25]/(([.$B$1]*[.$B$1]*[.I24])+[.I25])" office:value-type="float" office:value="0.758592959011849">
            <text:p>0.759</text:p>
          </table:table-cell>
          <table:table-cell table:style-name="ce29" table:formula="of:=(1+[.$B$1]*[.$B$1])*[.J24]*[.J25]/(([.$B$1]*[.$B$1]*[.J24])+[.J25])" office:value-type="float" office:value="0.162537017355029">
            <text:p>0.163</text:p>
          </table:table-cell>
          <table:table-cell table:style-name="ce29" table:formula="of:=(1+[.$B$1]*[.$B$1])*[.K24]*[.K25]/(([.$B$1]*[.$B$1]*[.K24])+[.K25])" office:value-type="float" office:value="0.227165637591722">
            <text:p>0.227</text:p>
          </table:table-cell>
          <table:table-cell table:style-name="ce29" table:formula="of:=(1+[.$B$1]*[.$B$1])*[.L24]*[.L25]/(([.$B$1]*[.$B$1]*[.L24])+[.L25])" office:value-type="float" office:value="0.201725568537455">
            <text:p>0.202</text:p>
          </table:table-cell>
          <table:table-cell table:style-name="ce44" table:formula="of:=AVERAGE([.C27:.L27])" office:value-type="float" office:value="0.387649820169439">
            <text:p>0.388</text:p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8000" number:language="en" number:country="GB">
      <number:number number:min-integer-digits="1"/>
    </number:number-style>
    <number:number-style style:name="N106">
      <number:number number:decimal-places="6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8">18/07/2024</text:date>, <text:time>11:57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18T11:57:58.84</dc:date>
    <dc:creator>Quim Motger</dc:creator>
    <meta:generator>OpenOffice/4.1.15$Win32 OpenOffice.org_project/4115m2$Build-9813</meta:generator>
    <meta:editing-duration>PT6S</meta:editing-duration>
    <meta:editing-cycles>1</meta:editing-cycles>
    <meta:document-statistic meta:table-count="1" meta:cell-count="309" meta:object-count="0"/>
  </office:meta>
</office:document-meta>
</file>